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0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rite algorithm to calculate to find root1 and root2.</text:p>
      <text:p text:style-name="Text_20_body"> </text:p>
      <text:p text:style-name="Text_20_body">Step 1: Start</text:p>
      <text:p text:style-name="Text_20_body">Step 2: Take the values of a, b and c</text:p>
      <text:p text:style-name="Text_20_body"><text:tab/>e.g. a= 2, b=20, c=5</text:p>
      <text:p text:style-name="Text_20_body">Step 3: Perform the multiplication : 4ac i.e : mul1 = 4*a*c</text:p>
      <text:p text:style-name="Text_20_body"><text:tab/>e.g. mul1 = 4*2*5 = 40</text:p>
      <text:p text:style-name="Text_20_body">Step 4: Perform the square root of b i.e VAL = b*b</text:p>
      <text:p text:style-name="Text_20_body"><text:tab/>e.g. VAL = 20*20 = 400</text:p>
      <text:p text:style-name="Text_20_body">Step 5: square root of (VAL -mul1) i.e. sq = (VAL -mul1) ** (1/2)</text:p>
      <text:p text:style-name="Text_20_body"><text:tab/>e.g. sq = (400-40)^0.5 = 18.97</text:p>
      <text:p text:style-name="Text_20_body">Step 6: Now Finds the root1 and root2 </text:p>
      <text:p text:style-name="Text_20_body"><text:tab/>root1 = ( (-b) +(sq))/2*a</text:p>
      <text:p text:style-name="Text_20_body"><text:tab/>root2 = ( (-b) -(sq))/2*a</text:p>
      <text:p text:style-name="Text_20_body"><text:tab/>e.g. root1 = ((-20) + (18.97))/2*2 = -0.2575</text:p>
      <text:p text:style-name="Text_20_body"><text:tab/>e.g. root2 = ((-20) - (18.97))/2*2 = -9.7425</text:p>
      <text:p text:style-name="Text_20_body">Step 7 : Display value : r1 = root1 and r2 = root2</text:p>
      <text:p text:style-name="Text_20_body"><text:tab/>Root1 = -0.2575</text:p>
      <text:p text:style-name="Text_20_body"><text:tab/>Root2 = -9.7425</text:p>
      <text:p text:style-name="Text_20_body">Step 8:  Stop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6:28:55.210871584</meta:creation-date>
    <dc:date>2025-09-13T16:34:11.115277753</dc:date>
    <meta:editing-duration>PT5M22S</meta:editing-duration>
    <meta:editing-cycles>1</meta:editing-cycles>
    <meta:document-statistic meta:table-count="0" meta:image-count="0" meta:object-count="0" meta:page-count="1" meta:paragraph-count="20" meta:word-count="139" meta:character-count="651" meta:non-whitespace-character-count="518"/>
    <meta:generator>LibreOffice/7.3.7.2$Linux_X86_64 LibreOffice_project/30$Build-2</meta:generator>
  </office:meta>
</office:document-meta>
</file>